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3d17c" officeooo:paragraph-rsid="0003d17c"/>
    </style:style>
    <style:style style:name="P2" style:family="paragraph" style:parent-style-name="Standard">
      <style:text-properties officeooo:rsid="00046015" officeooo:paragraph-rsid="00046015"/>
    </style:style>
    <style:style style:name="P3" style:family="paragraph" style:parent-style-name="Standard">
      <style:text-properties officeooo:rsid="0009c559" officeooo:paragraph-rsid="0009c559"/>
    </style:style>
    <style:style style:name="P4" style:family="paragraph" style:parent-style-name="Standard">
      <style:text-properties officeooo:rsid="000b26ad" officeooo:paragraph-rsid="000b26ad"/>
    </style:style>
    <style:style style:name="P5" style:family="paragraph" style:parent-style-name="Standard">
      <style:text-properties officeooo:rsid="000c1e00" officeooo:paragraph-rsid="000c89b7"/>
    </style:style>
    <style:style style:name="P6" style:family="paragraph" style:parent-style-name="Standard">
      <style:text-properties officeooo:rsid="000c89b7" officeooo:paragraph-rsid="000c89b7"/>
    </style:style>
    <style:style style:name="P7" style:family="paragraph" style:parent-style-name="Standard">
      <style:text-properties officeooo:rsid="000d234f" officeooo:paragraph-rsid="000d234f"/>
    </style:style>
    <style:style style:name="P8" style:family="paragraph" style:parent-style-name="Standard">
      <style:text-properties officeooo:rsid="000de695" officeooo:paragraph-rsid="000de695"/>
    </style:style>
    <style:style style:name="P9" style:family="paragraph" style:parent-style-name="Standard">
      <style:text-properties officeooo:rsid="000e8cf9" officeooo:paragraph-rsid="000e8cf9"/>
    </style:style>
    <style:style style:name="P10" style:family="paragraph" style:parent-style-name="Standard">
      <style:text-properties officeooo:rsid="001063af" officeooo:paragraph-rsid="001063af"/>
    </style:style>
    <style:style style:name="P11" style:family="paragraph" style:parent-style-name="Standard">
      <style:text-properties fo:font-style="italic" fo:font-weight="bold" officeooo:rsid="000b26ad" officeooo:paragraph-rsid="000b26ad" style:font-style-asian="italic" style:font-weight-asian="bold" style:font-style-complex="italic" style:font-weight-complex="bold"/>
    </style:style>
    <style:style style:name="P12" style:family="paragraph" style:parent-style-name="Standard">
      <style:text-properties fo:font-style="italic" fo:font-weight="bold" officeooo:rsid="000c89b7" officeooo:paragraph-rsid="000c89b7" style:font-style-asian="italic" style:font-weight-asian="bold" style:font-style-complex="italic" style:font-weight-complex="bold"/>
    </style:style>
    <style:style style:name="P13" style:family="paragraph" style:parent-style-name="Standard">
      <style:text-properties fo:font-style="italic" fo:font-weight="bold" officeooo:rsid="000de695" officeooo:paragraph-rsid="000de695" style:font-style-asian="italic" style:font-weight-asian="bold" style:font-style-complex="italic" style:font-weight-complex="bold"/>
    </style:style>
    <style:style style:name="P14" style:family="paragraph" style:parent-style-name="Standard">
      <style:text-properties fo:font-style="italic" fo:font-weight="bold" officeooo:rsid="000e8cf9" officeooo:paragraph-rsid="000e8cf9" style:font-style-asian="italic" style:font-weight-asian="bold" style:font-style-complex="italic" style:font-weight-complex="bold"/>
    </style:style>
    <style:style style:name="P15" style:family="paragraph" style:parent-style-name="Standard">
      <style:text-properties fo:font-style="italic" fo:font-weight="bold" officeooo:rsid="001063af" officeooo:paragraph-rsid="001063af" style:font-style-asian="italic" style:font-weight-asian="bold" style:font-style-complex="italic" style:font-weight-complex="bold"/>
    </style:style>
    <style:style style:name="P16" style:family="paragraph" style:parent-style-name="Standard">
      <style:text-properties fo:font-size="14pt" fo:font-style="italic" style:text-underline-style="solid" style:text-underline-width="auto" style:text-underline-color="font-color" fo:font-weight="bold" officeooo:rsid="0003d17c" officeooo:paragraph-rsid="0003d17c" style:font-size-asian="14pt" style:font-style-asian="italic" style:font-weight-asian="bold" style:font-size-complex="14pt" style:font-style-complex="italic" style:font-weight-complex="bold"/>
    </style:style>
    <style:style style:name="P17" style:family="paragraph" style:parent-style-name="Standard">
      <style:text-properties fo:font-size="14pt" fo:font-style="italic" style:text-underline-style="solid" style:text-underline-width="auto" style:text-underline-color="font-color" fo:font-weight="bold" officeooo:rsid="000b26ad" officeooo:paragraph-rsid="000b26ad" style:font-size-asian="14pt" style:font-style-asian="italic" style:font-weight-asian="bold" style:font-size-complex="14pt" style:font-style-complex="italic" style:font-weight-complex="bold"/>
    </style:style>
    <style:style style:name="P18" style:family="paragraph" style:parent-style-name="Standard">
      <style:text-properties fo:font-size="14pt" fo:font-style="italic" style:text-underline-style="solid" style:text-underline-width="auto" style:text-underline-color="font-color" fo:font-weight="bold" officeooo:rsid="000e8cf9" officeooo:paragraph-rsid="000e8cf9" style:font-size-asian="14pt" style:font-style-asian="italic" style:font-weight-asian="bold" style:font-size-complex="14pt" style:font-style-complex="italic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8pt" fo:font-style="italic" style:text-underline-style="solid" style:text-underline-width="auto" style:text-underline-color="font-color" fo:font-weight="bold" officeooo:rsid="0003d17c" officeooo:paragraph-rsid="0003d17c" style:font-size-asian="18pt" style:font-style-asian="italic" style:font-weight-asian="bold" style:font-size-complex="18pt" style:font-style-complex="italic" style:font-weight-complex="bold"/>
    </style:style>
    <style:style style:name="P20" style:family="paragraph" style:parent-style-name="Standard">
      <style:text-properties officeooo:rsid="001651d7" officeooo:paragraph-rsid="001651d7"/>
    </style:style>
    <style:style style:name="P21" style:family="paragraph" style:parent-style-name="Standard">
      <style:text-properties fo:font-style="italic" fo:font-weight="bold" officeooo:rsid="001e2218" officeooo:paragraph-rsid="000c89b7" style:font-style-asian="italic" style:font-weight-asian="bold" style:font-style-complex="italic" style:font-weight-complex="bold"/>
    </style:style>
    <style:style style:name="P22" style:family="paragraph" style:parent-style-name="Standard">
      <style:text-properties fo:font-style="italic" style:text-underline-style="none" fo:font-weight="bold" officeooo:rsid="001ef868" officeooo:paragraph-rsid="001ef868" style:font-style-asian="italic" style:font-weight-asian="bold" style:font-style-complex="italic" style:font-weight-complex="bold"/>
    </style:style>
    <style:style style:name="P23" style:family="paragraph" style:parent-style-name="Standard">
      <style:text-properties officeooo:rsid="0003d17c" officeooo:paragraph-rsid="0003d17c"/>
    </style:style>
    <style:style style:name="P24" style:family="paragraph" style:parent-style-name="Standard">
      <style:text-properties officeooo:rsid="0003d17c" officeooo:paragraph-rsid="00201665"/>
    </style:style>
    <style:style style:name="P25" style:family="paragraph" style:parent-style-name="Standard">
      <style:text-properties officeooo:paragraph-rsid="0003d17c"/>
    </style:style>
    <style:style style:name="P26" style:family="paragraph" style:parent-style-name="Standard">
      <style:text-properties officeooo:rsid="000b26ad" officeooo:paragraph-rsid="000b26ad"/>
    </style:style>
    <style:style style:name="P27" style:family="paragraph" style:parent-style-name="Standard">
      <style:text-properties officeooo:rsid="00046015" officeooo:paragraph-rsid="00046015"/>
    </style:style>
    <style:style style:name="P28" style:family="paragraph" style:parent-style-name="Standard">
      <style:text-properties officeooo:rsid="00046015" officeooo:paragraph-rsid="0003d17c"/>
    </style:style>
    <style:style style:name="P29" style:family="paragraph" style:parent-style-name="Standard">
      <style:text-properties officeooo:rsid="001651d7" officeooo:paragraph-rsid="001651d7"/>
    </style:style>
    <style:style style:name="P30" style:family="paragraph" style:parent-style-name="Standard">
      <style:text-properties officeooo:rsid="0009c559" officeooo:paragraph-rsid="0009c559"/>
    </style:style>
    <style:style style:name="P31" style:family="paragraph" style:parent-style-name="Standard">
      <style:text-properties officeooo:rsid="0013051f" officeooo:paragraph-rsid="000b26ad"/>
    </style:style>
    <style:style style:name="P32" style:family="paragraph" style:parent-style-name="Standard">
      <style:text-properties officeooo:rsid="000c1e00" officeooo:paragraph-rsid="000c89b7"/>
    </style:style>
    <style:style style:name="P33" style:family="paragraph" style:parent-style-name="Standard">
      <style:text-properties officeooo:rsid="000c89b7" officeooo:paragraph-rsid="000c89b7"/>
    </style:style>
    <style:style style:name="P34" style:family="paragraph" style:parent-style-name="Standard">
      <style:text-properties officeooo:rsid="0017ea90" officeooo:paragraph-rsid="00201665"/>
    </style:style>
    <style:style style:name="P35" style:family="paragraph" style:parent-style-name="Standard">
      <style:text-properties officeooo:rsid="000de695" officeooo:paragraph-rsid="000de695"/>
    </style:style>
    <style:style style:name="P36" style:family="paragraph" style:parent-style-name="Standard">
      <style:text-properties officeooo:rsid="001063af" officeooo:paragraph-rsid="001063af"/>
    </style:style>
    <style:style style:name="P37" style:family="paragraph" style:parent-style-name="Standard">
      <style:paragraph-properties fo:break-before="page"/>
      <style:text-properties officeooo:rsid="00064175" officeooo:paragraph-rsid="00064175"/>
    </style:style>
    <style:style style:name="P38" style:family="paragraph" style:parent-style-name="Standard">
      <style:paragraph-properties fo:break-before="page"/>
      <style:text-properties officeooo:rsid="0017ea90" officeooo:paragraph-rsid="00201665"/>
    </style:style>
    <style:style style:name="T1" style:family="text">
      <style:text-properties officeooo:rsid="00046015"/>
    </style:style>
    <style:style style:name="T2" style:family="text">
      <style:text-properties officeooo:rsid="000518e7"/>
    </style:style>
    <style:style style:name="T3" style:family="text">
      <style:text-properties officeooo:rsid="00064175"/>
    </style:style>
    <style:style style:name="T4" style:family="text">
      <style:text-properties officeooo:rsid="000b26ad"/>
    </style:style>
    <style:style style:name="T5" style:family="text">
      <style:text-properties officeooo:rsid="000de695"/>
    </style:style>
    <style:style style:name="T6" style:family="text">
      <style:text-properties officeooo:rsid="0010e3f8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0d234f" style:font-style-asian="italic" style:font-weight-asian="bold" style:font-style-complex="italic" style:font-weight-complex="bold"/>
    </style:style>
    <style:style style:name="T9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0" style:family="text">
      <style:text-properties officeooo:rsid="001b888e"/>
    </style:style>
    <style:style style:name="T11" style:family="text">
      <style:text-properties officeooo:rsid="001d038f"/>
    </style:style>
    <style:style style:name="T12" style:family="text">
      <style:text-properties officeooo:rsid="001ef868"/>
    </style:style>
    <style:style style:name="T13" style:family="text">
      <style:text-properties officeooo:rsid="0003d17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Historia de usuario.</text:p>
      <text:p text:style-name="P1"/>
      <text:p text:style-name="P1"><text:span text:style-name="T7">Login.-</text:span></text:p>
      <text:p text:style-name="P1">En el tendremos una pantalla con un formulario en el que el usuario ingresará su correo electrónico y una contraseña, si dichos campos son válidos, podrá acceder a la aplicación, en caso contrario, mostrará un error de identificación. <text:span text:style-name="T1">Un administrador podrá registrar a más usuarios.</text:span></text:p>
      <text:p text:style-name="P1"/>
      <text:p text:style-name="P22">Roles de usuario.-</text:p>
      <text:p text:style-name="P24">Tendremos <text:span text:style-name="T10">tres</text:span> tipos de usuarios:</text:p>
      <text:p text:style-name="P24"><text:s text:c="2"/>- “Administrador”</text:p>
      <text:p text:style-name="P24"><text:s text:c="2"/>- “Usuario normal”</text:p>
      <text:p text:style-name="P24"><text:span text:style-name="T2"><text:s text:c="2"/>- “Jefe de Reunión”</text:span></text:p>
      <text:p text:style-name="P1"/>
      <text:p text:style-name="P1"/>
      <text:p text:style-name="P16"><text:span text:style-name="T4">1. Preparar </text:span>Agenda:</text:p>
      <text:p text:style-name="P1"/>
      <text:p text:style-name="P4"><text:span text:style-name="T7">Crear reuniones periódicas.-</text:span></text:p>
      <text:p text:style-name="P25"><text:span text:style-name="T12">T</text:span><text:span text:style-name="T13">ras hacer login, accederemos a la agenda. Si el usuario que ha accedido es administrador, podrá crear y </text:span><text:span text:style-name="T1">cerrar las reuniones periódicas que existan.</text:span></text:p>
      <text:p text:style-name="P28"/>
      <text:p text:style-name="P2"><text:span text:style-name="T7">Invitar usuarios externos.-</text:span></text:p>
      <text:p text:style-name="P2">Si e<text:span text:style-name="T2">s Jefe de reunión</text:span> podrá invitar a otros usuarios <text:span text:style-name="T2">como participante </text:span>a las reuniones. <text:span text:style-name="T2">Para ello, el usuario que vaya a invitar, antes, deberá ser registrado en la aplicación.</text:span></text:p>
      <text:p text:style-name="P2"/>
      <text:p text:style-name="P2"><text:span text:style-name="T7">Especificar participantes y sus roles.-</text:span></text:p>
      <text:p text:style-name="P2">Cada participante tendrá su rol, que como anteriormente hemos comentado, puede ser “Usuario normal”, “Administrador” <text:span text:style-name="T3">o “Jefe de reunión”</text:span>. <text:span text:style-name="T3">En cada reunión aparecerá la lista de participantes con sus respectivos roles.</text:span></text:p>
      <text:p text:style-name="P37"><text:span text:style-name="T9">Rellenar temas de la reunión.-</text:span></text:p>
      <text:p text:style-name="P20">Los participantes en la reunión podrán añadir nuevos temas de discusión.</text:p>
      <text:p text:style-name="P20"/>
      <text:p text:style-name="P3"><text:span text:style-name="T9">Establecer temas recurrentes.-</text:span></text:p>
      <text:p text:style-name="P3">Cualquier participante de una reunión podrá añadir temas recurrentes a la reunión, estos temas, serán temas de los que se hablarán más de una vez en próximas reuniones.</text:p>
      <text:p text:style-name="P3"/>
      <text:p text:style-name="P3"><text:span text:style-name="T9">Enviar agenda a los participantes y los usuarios invitados.-</text:span></text:p>
      <text:p text:style-name="P20">Enviar reunión a los participantes y usuarios invitados, para que vean la fecha en la que se va a producir dicha reunión y los temas a tratar.</text:p>
      <text:p text:style-name="P4"/>
      <text:p text:style-name="P4"/>
      <text:p text:style-name="P17">2. Generar actas:</text:p>
      <text:p text:style-name="P31"><text:span text:style-name="T9"/></text:p>
      <text:p text:style-name="P31"><text:span text:style-name="T9">Marcar los asistentes.-</text:span></text:p>
      <text:p text:style-name="P4">El Jefe de la reunión es el que se encargará de generar un acta, y en ella, marcar los participantes de la reunión que han asistido a ella.</text:p>
      <text:p text:style-name="P4"/>
      <text:p text:style-name="P11">Añadir tareas y sus responsables.-</text:p>
      <text:p text:style-name="P4">El Jefe de la reunión se encargará de crear las distintas tareas que surjan dentro de la reunión, éstas tareas deberán ser asignadas a uno o más de un participante.</text:p>
      <text:p text:style-name="P4"/>
      <text:p text:style-name="P11">Añadir información a los temas.-</text:p>
      <text:p text:style-name="P5">Cualquier participante podrá añadir una breve descripción/información a los temas que haya en la reunión.</text:p>
      <text:p text:style-name="P5"/>
      <text:p text:style-name="P21">Añadir etiquetas como “Decisión” a los temas.</text:p>
      <text:p text:style-name="P6">Cada tema dispondrá de un campo llamado “Decisión”/”Conclusión” que será donde se indique que es en lo que han quedado los participantes de la reunión respecto a dicho tema.</text:p>
      <text:p text:style-name="P6"/>
      <text:p text:style-name="P12">Adjuntar archivos.-</text:p>
      <text:p text:style-name="P34"><text:span text:style-name="T11">Habrá un campo para poder subir archivos</text:span>.</text:p>
      <text:p text:style-name="P38"><text:span text:style-name="T8">Cerrar temas.-</text:span></text:p>
      <text:p text:style-name="P7">Los participantes de las reuniones también tendrán la opción de cerrar temas, una vez se haya trabajado ya en la reunión. <text:span text:style-name="T5">Al cerrar dicho tema, éste ya no aparecerá en la reunión.</text:span></text:p>
      <text:p text:style-name="P7"/>
      <text:p text:style-name="P8"><text:span text:style-name="T7">Cerrar tareas.-</text:span> </text:p>
      <text:p text:style-name="P8">Al igual que los temas, también se podrán cerrar las tareas, el encargado de cerrar dichas tareas, será el jefe de la reunión.</text:p>
      <text:p text:style-name="P8"/>
      <text:p text:style-name="P13">Enviar actas y tareas vía email.-</text:p>
      <text:p text:style-name="P8">El Jefe de la reunión podrá enviar el acta generada de la reunión y las tareas vía email.</text:p>
      <text:p text:style-name="P8"/>
      <text:p text:style-name="P13">Imprimir actas.-</text:p>
      <text:p text:style-name="P9">El Jefe de la reunión podrá pasar a un archivo .* las actas que haya generado para que se pueda imprimir.</text:p>
      <text:p text:style-name="P9"/>
      <text:p text:style-name="P9"/>
      <text:p text:style-name="P18">3. Seguimiento de los temas:</text:p>
      <text:p text:style-name="P9"/>
      <text:p text:style-name="P14">Las tareas abiertas se mostrarán en la próxima reunión.-</text:p>
      <text:p text:style-name="P9">Las tareas que no se hayan completado y el Jefe del proyecto no les haya dado el visto bueno, se quedarán abiertas, por lo que en la reunión se podrá seguir viendo que tareas son las que quedan abiertas.</text:p>
      <text:p text:style-name="P9"/>
      <text:p text:style-name="P10"><text:span text:style-name="T7">Temas no cerrados se mostrarán en la próxima reunión.-</text:span></text:p>
      <text:p text:style-name="P10">Al igual que las tareas ya comentadas en el apartado anterior, los temas que no se hayan cerrado en la reunión, seguirán visibles para la próxima reunión, hasta que se cierren.</text:p>
      <text:p text:style-name="P10"/>
      <text:p text:style-name="P10"><text:span text:style-name="T7">Búsqueda de todos los temas tratados.-</text:span></text:p>
      <text:p text:style-name="P10">Un usuario sea o no administrador o jefe de la reunión, podrá hacer una búsqueda para ver todos los temas que se han tratado.</text:p>
      <text:p text:style-name="P10"/>
      <text:p text:style-name="P15">Búsqueda de temas por etiquetas.-</text:p>
      <text:p text:style-name="P10">Igual que la búsqueda descrita anteriormente, pero con la opción de poder buscar por <text:span text:style-name="T6">nombre del tema (por ejemplo)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0T13:07:54.499979226</meta:creation-date>
    <dc:date>2020-03-13T12:28:27.628000000</dc:date>
    <meta:editing-duration>PT1H30M46S</meta:editing-duration>
    <meta:editing-cycles>13</meta:editing-cycles>
    <meta:generator>LibreOffice/6.4.0.3$Windows_X86_64 LibreOffice_project/b0a288ab3d2d4774cb44b62f04d5d28733ac6df8</meta:generator>
    <meta:document-statistic meta:table-count="0" meta:image-count="0" meta:object-count="0" meta:page-count="3" meta:paragraph-count="49" meta:word-count="635" meta:character-count="3775" meta:non-whitespace-character-count="3182"/>
  </office:meta>
</office:document-meta>
</file>